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F00000349C5F38FA522D6F9F4.png" manifest:media-type="image/png"/>
  <manifest:file-entry manifest:full-path="Pictures/10000201000003CF00000202F75781B80E33D3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68fa" officeooo:paragraph-rsid="001c68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15. Editar código fonte Visual C++ en Visual Studio</text:p>
      <text:p text:style-name="P1"/>
      <text:p text:style-name="P1"/>
      <text:p text:style-name="P1"><draw:frame draw:style-name="fr1" draw:name="Imaxe2" text:anchor-type="char" svg:width="17cm" svg:height="14.661cm" draw:z-index="1"><draw:image xlink:href="Pictures/10000201000003CF00000349C5F38FA522D6F9F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xe1" text:anchor-type="char" svg:width="17cm" svg:height="8.961cm" draw:z-index="0"><draw:image xlink:href="Pictures/10000201000003CF00000202F75781B80E33D3A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21:29:47.045000000</meta:creation-date>
    <dc:date>2020-11-20T21:31:14.977000000</dc:date>
    <meta:editing-duration>PT1M28S</meta:editing-duration>
    <meta:editing-cycles>1</meta:editing-cycles>
    <meta:document-statistic meta:table-count="0" meta:image-count="2" meta:object-count="0" meta:page-count="2" meta:paragraph-count="1" meta:word-count="10" meta:character-count="58" meta:non-whitespace-character-count="49"/>
    <meta:generator>LibreOffice/7.0.1.2$Windows_X86_64 LibreOffice_project/7cbcfc562f6eb6708b5ff7d7397325de9e764452</meta:generator>
  </office:meta>
</office:document-meta>
</file>